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0.832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0.376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718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6.685cm"/>
    </style:style>
    <style:style style:name="co17" style:family="table-column">
      <style:table-column-properties fo:break-before="auto" style:column-width="4.66cm"/>
    </style:style>
    <style:style style:name="co18" style:family="table-column">
      <style:table-column-properties fo:break-before="auto" style:column-width="22.382cm"/>
    </style:style>
    <style:style style:name="co19" style:family="table-column">
      <style:table-column-properties fo:break-before="auto" style:column-width="7.355cm"/>
    </style:style>
    <style:style style:name="co20" style:family="table-column">
      <style:table-column-properties fo:break-before="auto" style:column-width="0.51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91cm"/>
    </style:style>
    <style:style style:name="co23" style:family="table-column">
      <style:table-column-properties fo:break-before="auto" style:column-width="10.28cm"/>
    </style:style>
    <style:style style:name="co24" style:family="table-column">
      <style:table-column-properties fo:break-before="auto" style:column-width="22.338cm"/>
    </style:style>
    <style:style style:name="co25" style:family="table-column">
      <style:table-column-properties fo:break-before="auto" style:column-width="7.137cm"/>
    </style:style>
    <style:style style:name="co26" style:family="table-column">
      <style:table-column-properties fo:break-before="auto" style:column-width="1.274cm"/>
    </style:style>
    <style:style style:name="co27" style:family="table-column">
      <style:table-column-properties fo:break-before="auto" style:column-width="0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fo:font-size="10pt"/>
    </style:style>
    <style:style style:name="ce2" style:family="table-cell" style:parent-style-name="Default" style:data-style-name="N116"/>
    <style:style style:name="ce7" style:family="table-cell" style:parent-style-name="header_20_lines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14" style:family="table-cell" style:parent-style-name="Default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11" style:family="table-cell" style:parent-style-name="date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header_20_lines" style:data-style-name="N37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9" style:family="table-cell" style:parent-style-name="Default" style:data-style-name="N1"/>
    <style:style style:name="T1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ato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AE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3" table:default-cell-style-name="_20ac_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5" table:default-cell-style-name="_20ac_"/>
        <table:table-column table:style-name="co8" table:default-cell-style-name="date"/>
        <table:table-column table:style-name="co9" table:default-cell-style-name="dat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number-columns-repeated="2" table:default-cell-style-name="_20ac_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row table:style-name="ro1">
          <table:table-cell table:style-name="header_20_lines" table:number-columns-repeated="3"/>
          <table:table-cell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2"/>
          <table:table-cell table:style-name="header_20_lines" office:value-type="string" calcext:value-type="string">
            <text:p>.</text:p>
          </table:table-cell>
          <table:table-cell table:style-name="header_20_lines" office:value-type="string" calcext:value-type="string" table:number-columns-spanned="17" table:number-rows-spanned="1">
            <text:p>bestell status</text:p>
          </table:table-cell>
          <table:covered-table-cell table:number-columns-repeated="16" table:style-name="header_20_lines"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6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date</text:p>
          </table:table-cell>
          <table:table-cell table:style-name="header_20_lines"/>
          <table:table-cell table:style-name="ce11" office:value-type="date" office:date-value="2023-04-21" calcext:value-type="date" table:number-columns-spanned="2" table:number-rows-spanned="1">
            <text:p>21.04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7-06" calcext:value-type="date" table:number-columns-spanned="2" table:number-rows-spanned="1">
            <text:p>06.07.23</text:p>
          </table:table-cell>
          <table:covered-table-cell table:style-name="header_20_lines"/>
          <table:table-cell table:style-name="ce12" office:value-type="date" office:date-value="2023-08-01" calcext:value-type="date" table:number-columns-spanned="2" table:number-rows-spanned="1">
            <text:p>01.08.23</text:p>
          </table:table-cell>
          <table:covered-table-cell table:style-name="ce7"/>
          <table:table-cell table:style-name="header_20_lines" table:number-columns-repeated="7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shop</text:p>
          </table:table-cell>
          <table:table-cell table:style-name="header_20_lines"/>
          <table:table-cell office:value-type="string" calcext:value-type="string">
            <text:p>mouser.de</text:p>
          </table:table-cell>
          <table:table-cell/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smdv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Talk-Point</text:p>
          </table:table-cell>
          <table:table-cell table:style-name="header_20_lines"/>
          <table:table-cell table:style-name="header_20_lines" office:value-type="string" calcext:value-type="string">
            <text:p>?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table:number-columns-repeated="3"/>
          <table:table-cell table:style-name="ce7" office:value-type="string" calcext:value-type="string" table:number-columns-spanned="2" table:number-rows-spanned="1">
            <text:p>~ je TN</text:p>
          </table:table-cell>
          <table:covered-table-cell table:style-name="header_20_lines"/>
          <table:table-cell table:style-name="header_20_lines"/>
          <table:table-cell table:style-name="ce7" office:value-type="string" calcext:value-type="string" table:number-columns-spanned="2" table:number-rows-spanned="1">
            <text:p>benötigt für WS</text:p>
          </table:table-cell>
          <table:covered-table-cell table:style-name="ce7" office:value-type="string" calcext:value-type="string">
            <text:p>Für WS</text:p>
          </table:covered-table-cell>
          <table:table-cell table:style-name="ce7"/>
          <table:table-cell table:style-name="header_20_lines" office:value-type="string" calcext:value-type="string">
            <text:p>ordered by</text:p>
          </table:table-cell>
          <table:table-cell table:style-name="header_20_lines"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micha</text:p>
          </table:table-cell>
          <table:table-cell/>
          <table:table-cell office:value-type="string" calcext:value-type="string">
            <text:p>stefan</text:p>
          </table:table-cell>
          <table:table-cell table:style-name="header_20_lines"/>
          <table:table-cell table:style-name="Default" office:value-type="string" calcext:value-type="string">
            <text:p>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/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/>
          <table:table-cell table:style-name="header_20_lines" office:value-type="string" calcext:value-type="string">
            <text:p>sum</text:p>
          </table:table-cell>
          <table:table-cell table:style-name="header_20_lines" table:formula="of:=SUM([.L5:.AA5])" office:value-type="float" office:value="523.2524" calcext:value-type="float">
            <text:p>523,2524</text:p>
          </table:table-cell>
          <table:table-cell/>
          <table:table-cell table:style-name="ce2" table:formula="of:=SUM([.M7:.M26])" office:value-type="currency" office:currency="EUR" office:value="83.2524" calcext:value-type="currency">
            <text:p>83,25 €</text:p>
          </table:table-cell>
          <table:table-cell/>
          <table:table-cell table:style-name="ce2" table:formula="of:=SUM([.O7:.O26])" office:value-type="currency" office:currency="EUR" office:value="208" calcext:value-type="currency">
            <text:p>208,00 €</text:p>
          </table:table-cell>
          <table:table-cell/>
          <table:table-cell table:style-name="ce2" table:formula="of:=SUM([.Q7:.Q26])" office:value-type="currency" office:currency="EUR" office:value="18" calcext:value-type="currency">
            <text:p>18,00 €</text:p>
          </table:table-cell>
          <table:table-cell/>
          <table:table-cell table:style-name="ce2" table:formula="of:=SUM([.S7:.S26])" office:value-type="currency" office:currency="EUR" office:value="14.47" calcext:value-type="currency">
            <text:p>14,47 €</text:p>
          </table:table-cell>
          <table:table-cell/>
          <table:table-cell table:style-name="ce2" table:formula="of:=SUM([.U7:.U26])" office:value-type="currency" office:currency="EUR" office:value="48.65" calcext:value-type="currency">
            <text:p>48,65 €</text:p>
          </table:table-cell>
          <table:table-cell/>
          <table:table-cell table:style-name="ce2" table:formula="of:=SUM([.W7:.W26])" office:value-type="currency" office:currency="EUR" office:value="117" calcext:value-type="currency">
            <text:p>117,00 €</text:p>
          </table:table-cell>
          <table:table-cell/>
          <table:table-cell table:style-name="ce2" table:formula="of:=SUM([.Y7:.Y26])" office:value-type="currency" office:currency="EUR" office:value="33.88" calcext:value-type="currency">
            <text:p>33,88 €</text:p>
          </table:table-cell>
          <table:table-cell table:style-name="header_20_lines"/>
          <table:table-cell table:style-name="ce2" table:formula="of:=SUM([.AA7:.AA26])" office:value-type="currency" office:currency="EUR" office:value="0" calcext:value-type="currency">
            <text:p>0,00 €</text:p>
          </table:table-cell>
          <table:table-cell table:style-name="ce2"/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3"/>
        </table:table-row>
        <table:table-row table:style-name="ro1">
          <table:table-cell table:style-name="last_20_header_20_line" table:number-columns-repeated="4"/>
          <table:table-cell table:style-name="lhl_20__20ac_" table:formula="of:=SUM([.E7:.E26])" office:value-type="currency" office:currency="EUR" office:value="46.5071434782609" calcext:value-type="currency">
            <text:p>46,51 €</text:p>
          </table:table-cell>
          <table:table-cell table:style-name="lhl_20__20ac_"/>
          <table:table-cell table:style-name="lhl_20_TN" office:value-type="float" office:value="11" calcext:value-type="float">
            <text:p>11 TN</text:p>
          </table:table-cell>
          <table:table-cell table:style-name="lhl_20__20ac_" table:formula="of:=SUM([.H7:.H26])" office:value-type="currency" office:currency="EUR" office:value="522.3547" calcext:value-type="currency">
            <text:p>522,35 €</text:p>
          </table:table-cell>
          <table:table-cell table:style-name="lhl_20__20ac_"/>
          <table:table-cell table:style-name="last_20_header_20_line" office:value-type="string" calcext:value-type="string">
            <text:p>offen</text:p>
          </table:table-cell>
          <table:table-cell table:style-name="last_20_header_20_line"/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table:number-columns-repeated="4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PNY Tseries T2600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1.99" calcext:value-type="currency">
            <text:p>1,99 €</text:p>
          </table:table-cell>
          <table:table-cell/>
          <table:table-cell table:formula="of:=IF([.$G$6]*[.D7]&lt;1;1;ROUNDUP([.$G$6]*[.D7]))" office:value-type="float" office:value="11" calcext:value-type="float">
            <text:p>11</text:p>
          </table:table-cell>
          <table:table-cell table:formula="of:=IF([.G7]=0;0;IF([.G7]&lt;1;[.C7];[.G7]*[.C7]))" office:value-type="currency" office:currency="EUR" office:value="21.89" calcext:value-type="currency">
            <text:p>21,89 €</text:p>
          </table:table-cell>
          <table:table-cell/>
          <table:table-cell table:style-name="ce14" table:formula="of:=[.G7]-([.L7]+[.N7]+[.P7]+[.R7]+[.T7]+[.V7]+[.X7])" office:value-type="float" office:value="-3" calcext:value-type="float">
            <text:p>-3</text:p>
          </table:table-cell>
          <table:table-cell table:style-name="ce14"/>
          <table:table-cell/>
          <table:table-cell table:style-name="_20ac_" table:formula="of:=IF(ISNUMBER([.L7]);[.L7]*[.$C7];&quot;&quot;)">
            <text:p/>
          </table:table-cell>
          <table:table-cell/>
          <table:table-cell table:style-name="_20ac_" table:formula="of:=IF(ISNUMBER([.N7]);[.N7]*[.$C7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[.P7]*6" office:value-type="currency" office:currency="EUR" office:value="12" calcext:value-type="currency">
            <text:p>12,00 €</text:p>
          </table:table-cell>
          <table:table-cell/>
          <table:table-cell table:style-name="_20ac_" table:formula="of:=IF(ISNUMBER([.R7]);[.R7]*[.$C7];&quot;&quot;)">
            <text:p/>
          </table:table-cell>
          <table:table-cell/>
          <table:table-cell table:style-name="_20ac_" table:formula="of:=IF(ISNUMBER([.T7]);[.T7]*[.$C7];&quot;&quot;)">
            <text:p/>
          </table:table-cell>
          <table:table-cell/>
          <table:table-cell table:style-name="_20ac_" table:formula="of:=IF(ISNUMBER([.V7]);[.V7]*[.$C7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X7]);[.X7]*[.$C7];&quot;&quot;)" office:value-type="currency" office:currency="EUR" office:value="23.88" calcext:value-type="currency">
            <text:p>23,88 €</text:p>
          </table:table-cell>
          <table:table-cell/>
          <table:table-cell table:formula="of:=IF(ISNUMBER([.Z7]);[.Z7]*[.$C7];&quot;&quot;)">
            <text:p/>
          </table:table-cell>
          <table:table-cell table:style-name="_20ac_"/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<text:a xlink:href="https://talk-point.de/products/10052260-0" xlink:type="simple">https://talk-point.de/products/10052260-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currency" office:currency="EUR" office:value="14" calcext:value-type="currency">
            <text:p>14,0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4" calcext:value-type="currency">
            <text:p>14,00 €</text:p>
          </table:table-cell>
          <table:table-cell/>
          <table:table-cell table:formula="of:=IF([.$G$6]*[.D8]&lt;1;1;ROUNDUP([.$G$6]*[.D8]))" office:value-type="float" office:value="11" calcext:value-type="float">
            <text:p>11</text:p>
          </table:table-cell>
          <table:table-cell table:formula="of:=IF([.G8]=0;0;IF([.G8]&lt;1;[.C8];[.G8]*[.C8]))" office:value-type="currency" office:currency="EUR" office:value="154" calcext:value-type="currency">
            <text:p>154,00 €</text:p>
          </table:table-cell>
          <table:table-cell/>
          <table:table-cell table:style-name="ce14" table:formula="of:=[.G8]-([.L8]+[.N8]+[.P8]+[.R8]+[.T8]+[.V8]+[.X8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8]);[.L8]*[.$C8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N8]);[.N8]*[.$C8];&quot;&quot;)" office:value-type="currency" office:currency="EUR" office:value="168" calcext:value-type="currency">
            <text:p>168,00 €</text:p>
          </table:table-cell>
          <table:table-cell/>
          <table:table-cell table:style-name="_20ac_" table:formula="of:=IF(ISNUMBER([.P8]);[.P8]*[.$C8];&quot;&quot;)">
            <text:p/>
          </table:table-cell>
          <table:table-cell/>
          <table:table-cell table:style-name="_20ac_" table:formula="of:=IF(ISNUMBER([.R8]);[.R8]*[.$C8];&quot;&quot;)">
            <text:p/>
          </table:table-cell>
          <table:table-cell/>
          <table:table-cell table:style-name="_20ac_" table:formula="of:=IF(ISNUMBER([.T8]);[.T8]*[.$C8];&quot;&quot;)">
            <text:p/>
          </table:table-cell>
          <table:table-cell/>
          <table:table-cell table:style-name="_20ac_" table:formula="of:=IF(ISNUMBER([.V8]);[.V8]*[.$C8];&quot;&quot;)">
            <text:p/>
          </table:table-cell>
          <table:table-cell/>
          <table:table-cell table:style-name="_20ac_" table:formula="of:=IF(ISNUMBER([.X8]);[.X8]*[.$C8];&quot;&quot;)">
            <text:p/>
          </table:table-cell>
          <table:table-cell/>
          <table:table-cell table:formula="of:=IF(ISNUMBER([.Z8]);[.Z8]*[.$C8];&quot;&quot;)">
            <text:p/>
          </table:table-cell>
          <table:table-cell table:style-name="ce14"/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<text:a xlink:href="https://www.adafruit.com/product/5426" xlink:type="simple">https://www.adafruit.com/product/5426</text:a> </text:p>
          </table:table-cell>
          <table:table-cell office:value-type="string" calcext:value-type="string">
            <text:p>https://www.adafruit.com/product/5426</text:p>
          </table:table-cell>
          <table:table-cell table:style-name="ce2" table:formula="of:=[.Z8]/[.Y8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5.5335" calcext:value-type="currency">
            <text:p>5,53 €</text:p>
          </table:table-cell>
          <table:table-cell/>
          <table:table-cell table:formula="of:=IF([.$G$6]*[.D9]&lt;1;1;ROUNDUP([.$G$6]*[.D9]))" office:value-type="float" office:value="11" calcext:value-type="float">
            <text:p>11</text:p>
          </table:table-cell>
          <table:table-cell table:formula="of:=IF([.G9]=0;0;IF([.G9]&lt;1;[.C9];[.G9]*[.C9]))" office:value-type="currency" office:currency="EUR" office:value="60.8685" calcext:value-type="currency">
            <text:p>60,87 €</text:p>
          </table:table-cell>
          <table:table-cell/>
          <table:table-cell table:style-name="ce14" table:formula="of:=[.G9]-([.L9]+[.N9]+[.P9]+[.R9]+[.T9]+[.V9]+[.X9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9]);[.L9]*[.$C9];&quot;&quot;)" office:value-type="currency" office:currency="EUR" office:value="66.402" calcext:value-type="currency">
            <text:p>66,40 €</text:p>
          </table:table-cell>
          <table:table-cell/>
          <table:table-cell table:style-name="_20ac_" table:formula="of:=IF(ISNUMBER([.N9]);[.N9]*[.$C9];&quot;&quot;)">
            <text:p/>
          </table:table-cell>
          <table:table-cell/>
          <table:table-cell table:style-name="_20ac_" table:formula="of:=IF(ISNUMBER([.P9]);[.P9]*[.$C9];&quot;&quot;)">
            <text:p/>
          </table:table-cell>
          <table:table-cell/>
          <table:table-cell table:style-name="_20ac_" table:formula="of:=IF(ISNUMBER([.R9]);[.R9]*[.$C9];&quot;&quot;)">
            <text:p/>
          </table:table-cell>
          <table:table-cell/>
          <table:table-cell table:style-name="_20ac_" table:formula="of:=IF(ISNUMBER([.T9]);[.T9]*[.$C9];&quot;&quot;)">
            <text:p/>
          </table:table-cell>
          <table:table-cell/>
          <table:table-cell table:style-name="_20ac_" table:formula="of:=IF(ISNUMBER([.V9]);[.V9]*[.$C9];&quot;&quot;)">
            <text:p/>
          </table:table-cell>
          <table:table-cell/>
          <table:table-cell table:style-name="_20ac_" table:formula="of:=IF(ISNUMBER([.X9]);[.X9]*[.$C9];&quot;&quot;)">
            <text:p/>
          </table:table-cell>
          <table:table-cell/>
          <table:table-cell table:formula="of:=IF(ISNUMBER([.Z9]);[.Z9]*[.$C9];&quot;&quot;)">
            <text:p/>
          </table:table-cell>
          <table:table-cell table:style-name="ce14"/>
          <table:table-cell office:value-type="string" calcext:value-type="string">
            <text:p>very common part →lots of tutorials</text:p>
          </table:table-cell>
          <table:table-cell/>
          <table:table-cell office:value-type="string" calcext:value-type="string">
            <text:p><text:a xlink:href="https://www.mouser.de/ProductDetail/485-2809" xlink:type="simple">https://www.mouser.de/ProductDetail/485-2809</text:a>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1.4042" calcext:value-type="currency">
            <text:p>1,40 €</text:p>
          </table:table-cell>
          <table:table-cell/>
          <table:table-cell table:formula="of:=IF([.$G$6]*[.D10]&lt;1;1;ROUNDUP([.$G$6]*[.D10]))" office:value-type="float" office:value="11" calcext:value-type="float">
            <text:p>11</text:p>
          </table:table-cell>
          <table:table-cell table:formula="of:=IF([.G10]=0;0;IF([.G10]&lt;1;[.C10];[.G10]*[.C10]))" office:value-type="currency" office:currency="EUR" office:value="15.4462" calcext:value-type="currency">
            <text:p>15,45 €</text:p>
          </table:table-cell>
          <table:table-cell/>
          <table:table-cell table:style-name="ce14" table:formula="of:=[.G10]-([.L10]+[.N10]+[.P10]+[.R10]+[.T10]+[.V10]+[.X10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10]);[.L10]*[.$C10];&quot;&quot;)" office:value-type="currency" office:currency="EUR" office:value="16.8504" calcext:value-type="currency">
            <text:p>16,85 €</text:p>
          </table:table-cell>
          <table:table-cell/>
          <table:table-cell table:style-name="_20ac_" table:formula="of:=IF(ISNUMBER([.N10]);[.N10]*[.$C10];&quot;&quot;)">
            <text:p/>
          </table:table-cell>
          <table:table-cell/>
          <table:table-cell table:style-name="_20ac_" table:formula="of:=IF(ISNUMBER([.P10]);[.P10]*[.$C10];&quot;&quot;)">
            <text:p/>
          </table:table-cell>
          <table:table-cell/>
          <table:table-cell table:style-name="_20ac_" table:formula="of:=IF(ISNUMBER([.R10]);[.R10]*[.$C10];&quot;&quot;)">
            <text:p/>
          </table:table-cell>
          <table:table-cell/>
          <table:table-cell table:style-name="_20ac_" table:formula="of:=IF(ISNUMBER([.T10]);[.T10]*[.$C10];&quot;&quot;)">
            <text:p/>
          </table:table-cell>
          <table:table-cell/>
          <table:table-cell table:style-name="_20ac_" table:formula="of:=IF(ISNUMBER([.V10]);[.V10]*[.$C10];&quot;&quot;)">
            <text:p/>
          </table:table-cell>
          <table:table-cell/>
          <table:table-cell table:style-name="_20ac_" table:formula="of:=IF(ISNUMBER([.X10]);[.X10]*[.$C10];&quot;&quot;)">
            <text:p/>
          </table:table-cell>
          <table:table-cell/>
          <table:table-cell table:formula="of:=IF(ISNUMBER([.Z10]);[.Z10]*[.$C10];&quot;&quot;)">
            <text:p/>
          </table:table-cell>
          <table:table-cell table:style-name="ce14"/>
          <table:table-cell office:value-type="string" calcext:value-type="string">
            <text:p>sensor - controller</text:p>
          </table:table-cell>
          <table:table-cell/>
          <table:table-cell office:value-type="string" calcext:value-type="string">
            <text:p><text:a xlink:href="https://www.mouser.de/ProductDetail/485-5384" xlink:type="simple">https://www.mouser.de/ProductDetail/485-5384</text:a> 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cable</text:p>
          </table:covered-table-cell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3" table:formula="of:=1/(23/1)" office:value-type="float" office:value="0.0434782608695652" calcext:value-type="float">
            <text:p>0,04</text:p>
          </table:table-cell>
          <table:table-cell table:formula="of:=[.D11]*[.C11]" office:value-type="currency" office:currency="EUR" office:value="0.11304347826087" calcext:value-type="currency">
            <text:p>0,11 €</text:p>
          </table:table-cell>
          <table:table-cell/>
          <table:table-cell table:formula="of:=IF([.$G$6]*[.D11]&lt;1;1;ROUNDUP([.$G$6]*[.D11]))" office:value-type="float" office:value="1" calcext:value-type="float">
            <text:p>1</text:p>
          </table:table-cell>
          <table:table-cell table:formula="of:=IF([.G11]=0;0;IF([.G11]&lt;1;[.C11];[.G11]*[.C11]))" office:value-type="currency" office:currency="EUR" office:value="2.6" calcext:value-type="currency">
            <text:p>2,60 €</text:p>
          </table:table-cell>
          <table:table-cell/>
          <table:table-cell table:style-name="ce14" table:formula="of:=[.G11]-([.L11]+[.N11]+[.P11]+[.R11]+[.T11]+[.V11]+[.X11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1]);[.L11]*[.$C11];&quot;&quot;)">
            <text:p/>
          </table:table-cell>
          <table:table-cell/>
          <table:table-cell table:style-name="_20ac_" table:formula="of:=IF(ISNUMBER([.N11]);[.N11]*[.$C11];&quot;&quot;)">
            <text:p/>
          </table:table-cell>
          <table:table-cell/>
          <table:table-cell table:style-name="_20ac_" table:formula="of:=IF(ISNUMBER([.P11]);[.P11]*[.$C11];&quot;&quot;)">
            <text:p/>
          </table:table-cell>
          <table:table-cell/>
          <table:table-cell table:style-name="_20ac_" table:formula="of:=IF(ISNUMBER([.R11]);[.R11]*[.$C11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1]);[.T11]*[.$C11];&quot;&quot;)" office:value-type="currency" office:currency="EUR" office:value="2.6" calcext:value-type="currency">
            <text:p>2,60 €</text:p>
          </table:table-cell>
          <table:table-cell/>
          <table:table-cell table:style-name="_20ac_" table:formula="of:=IF(ISNUMBER([.V11]);[.V11]*[.$C11];&quot;&quot;)">
            <text:p/>
          </table:table-cell>
          <table:table-cell/>
          <table:table-cell table:style-name="_20ac_" table:formula="of:=IF(ISNUMBER([.X11]);[.X11]*[.$C11];&quot;&quot;)">
            <text:p/>
          </table:table-cell>
          <table:table-cell/>
          <table:table-cell table:formula="of:=IF(ISNUMBER([.Z11]);[.Z11]*[.$C11];&quot;&quot;)">
            <text:p/>
          </table:table-cell>
          <table:table-cell table:style-name="ce6"/>
          <table:table-cell table:number-columns-repeated="2"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TZE SWGNRTBL Kupferlitze isoliert, 10 m, 4 x 0,25 mm²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3" table:formula="of:=1/(10/0.2)" office:value-type="float" office:value="0.02" calcext:value-type="float">
            <text:p>0,02</text:p>
          </table:table-cell>
          <table:table-cell table:formula="of:=[.D12]*[.C12]" office:value-type="currency" office:currency="EUR" office:value="0.194" calcext:value-type="currency">
            <text:p>0,19 €</text:p>
          </table:table-cell>
          <table:table-cell/>
          <table:table-cell table:formula="of:=IF([.$G$6]*[.D12]&lt;1;1;ROUNDUP([.$G$6]*[.D12]))" office:value-type="float" office:value="1" calcext:value-type="float">
            <text:p>1</text:p>
          </table:table-cell>
          <table:table-cell table:formula="of:=IF([.G12]=0;0;IF([.G12]&lt;1;[.C12];[.G12]*[.C12]))" office:value-type="currency" office:currency="EUR" office:value="9.7" calcext:value-type="currency">
            <text:p>9,70 €</text:p>
          </table:table-cell>
          <table:table-cell/>
          <table:table-cell table:style-name="ce14" table:formula="of:=[.G12]-([.L12]+[.N12]+[.P12]+[.R12]+[.T12]+[.V12]+[.X12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2]);[.L12]*[.$C12];&quot;&quot;)">
            <text:p/>
          </table:table-cell>
          <table:table-cell/>
          <table:table-cell table:style-name="_20ac_" table:formula="of:=IF(ISNUMBER([.N12]);[.N12]*[.$C12];&quot;&quot;)">
            <text:p/>
          </table:table-cell>
          <table:table-cell/>
          <table:table-cell table:style-name="_20ac_" table:formula="of:=IF(ISNUMBER([.P12]);[.P12]*[.$C12];&quot;&quot;)">
            <text:p/>
          </table:table-cell>
          <table:table-cell/>
          <table:table-cell table:style-name="_20ac_" table:formula="of:=IF(ISNUMBER([.R12]);[.R12]*[.$C12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2]);[.T12]*[.$C12];&quot;&quot;)" office:value-type="currency" office:currency="EUR" office:value="9.7" calcext:value-type="currency">
            <text:p>9,70 €</text:p>
          </table:table-cell>
          <table:table-cell/>
          <table:table-cell table:style-name="_20ac_" table:formula="of:=IF(ISNUMBER([.V12]);[.V12]*[.$C12];&quot;&quot;)">
            <text:p/>
          </table:table-cell>
          <table:table-cell/>
          <table:table-cell table:style-name="_20ac_" table:formula="of:=IF(ISNUMBER([.X12]);[.X12]*[.$C12];&quot;&quot;)">
            <text:p/>
          </table:table-cell>
          <table:table-cell/>
          <table:table-cell table:formula="of:=IF(ISNUMBER([.Z12]);[.Z12]*[.$C12];&quot;&quot;)">
            <text:p/>
          </table:table-cell>
          <table:table-cell table:style-name="ce6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mounting</text:p>
          </table:table-cell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13]*[.C13]" office:value-type="currency" office:currency="EUR" office:value="0.436" calcext:value-type="currency">
            <text:p>0,44 €</text:p>
          </table:table-cell>
          <table:table-cell/>
          <table:table-cell table:formula="of:=IF([.$G$6]*[.D13]&lt;1;1;ROUNDUP([.$G$6]*[.D13]))" office:value-type="float" office:value="1" calcext:value-type="float">
            <text:p>1</text:p>
          </table:table-cell>
          <table:table-cell table:formula="of:=IF([.G13]=0;0;IF([.G13]&lt;1;[.C13];[.G13]*[.C13]))" office:value-type="currency" office:currency="EUR" office:value="5.45" calcext:value-type="currency">
            <text:p>5,45 €</text:p>
          </table:table-cell>
          <table:table-cell/>
          <table:table-cell table:style-name="ce14" table:formula="of:=[.G13]-([.L13]+[.N13]+[.P13]+[.R13]+[.T13]+[.V13]+[.X13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3]);[.L13]*[.$C13];&quot;&quot;)">
            <text:p/>
          </table:table-cell>
          <table:table-cell/>
          <table:table-cell table:style-name="_20ac_" table:formula="of:=IF(ISNUMBER([.N13]);[.N13]*[.$C13];&quot;&quot;)">
            <text:p/>
          </table:table-cell>
          <table:table-cell/>
          <table:table-cell table:style-name="_20ac_" table:formula="of:=IF(ISNUMBER([.P13]);[.P13]*[.$C13];&quot;&quot;)">
            <text:p/>
          </table:table-cell>
          <table:table-cell/>
          <table:table-cell table:style-name="_20ac_" table:formula="of:=IF(ISNUMBER([.R13]);[.R13]*[.$C13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3]);[.T13]*[.$C13];&quot;&quot;)" office:value-type="currency" office:currency="EUR" office:value="5.45" calcext:value-type="currency">
            <text:p>5,45 €</text:p>
          </table:table-cell>
          <table:table-cell/>
          <table:table-cell table:style-name="_20ac_" table:formula="of:=IF(ISNUMBER([.V13]);[.V13]*[.$C13];&quot;&quot;)">
            <text:p/>
          </table:table-cell>
          <table:table-cell/>
          <table:table-cell table:style-name="_20ac_" table:formula="of:=IF(ISNUMBER([.X13]);[.X13]*[.$C13];&quot;&quot;)">
            <text:p/>
          </table:table-cell>
          <table:table-cell/>
          <table:table-cell table:formula="of:=IF(ISNUMBER([.Z13]);[.Z13]*[.$C13];&quot;&quot;)">
            <text:p/>
          </table:table-cell>
          <table:table-cell table:style-name="ce14"/>
          <table:table-cell office:value-type="string" calcext:value-type="string">
            <text:p>montage &amp; schutz led-streifen</text:p>
          </table:table-cell>
          <table:table-cell/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3" table:formula="of:=1/(50/8)" office:value-type="float" office:value="0.16" calcext:value-type="float">
            <text:p>0,16</text:p>
          </table:table-cell>
          <table:table-cell table:formula="of:=[.D14]*[.C14]" office:value-type="currency" office:currency="EUR" office:value="0.4464" calcext:value-type="currency">
            <text:p>0,45 €</text:p>
          </table:table-cell>
          <table:table-cell/>
          <table:table-cell table:formula="of:=IF([.$G$6]*[.D14]&lt;1;1;ROUNDUP([.$G$6]*[.D14]))" office:value-type="float" office:value="2" calcext:value-type="float">
            <text:p>2</text:p>
          </table:table-cell>
          <table:table-cell table:formula="of:=IF([.G14]=0;0;IF([.G14]&lt;1;[.C14];[.G14]*[.C14]))" office:value-type="currency" office:currency="EUR" office:value="5.58" calcext:value-type="currency">
            <text:p>5,58 €</text:p>
          </table:table-cell>
          <table:table-cell/>
          <table:table-cell table:style-name="ce14" table:formula="of:=[.G14]-([.L14]+[.N14]+[.P14]+[.R14]+[.T14]+[.V14]+[.X14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4]);[.L14]*[.$C14];&quot;&quot;)">
            <text:p/>
          </table:table-cell>
          <table:table-cell/>
          <table:table-cell table:style-name="_20ac_" table:formula="of:=IF(ISNUMBER([.N14]);[.N14]*[.$C14];&quot;&quot;)">
            <text:p/>
          </table:table-cell>
          <table:table-cell/>
          <table:table-cell table:style-name="_20ac_" table:formula="of:=IF(ISNUMBER([.P14]);[.P14]*[.$C14];&quot;&quot;)">
            <text:p/>
          </table:table-cell>
          <table:table-cell/>
          <table:table-cell table:style-name="_20ac_" table:formula="of:=IF(ISNUMBER([.R14]);[.R14]*[.$C14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IF(ISNUMBER([.T14]);[.T14]*[.$C14];&quot;&quot;)" office:value-type="currency" office:currency="EUR" office:value="5.58" calcext:value-type="currency">
            <text:p>5,58 €</text:p>
          </table:table-cell>
          <table:table-cell/>
          <table:table-cell table:style-name="_20ac_" table:formula="of:=IF(ISNUMBER([.V14]);[.V14]*[.$C14];&quot;&quot;)">
            <text:p/>
          </table:table-cell>
          <table:table-cell/>
          <table:table-cell table:style-name="_20ac_" table:formula="of:=IF(ISNUMBER([.X14]);[.X14]*[.$C14];&quot;&quot;)">
            <text:p/>
          </table:table-cell>
          <table:table-cell/>
          <table:table-cell table:formula="of:=IF(ISNUMBER([.Z14]);[.Z14]*[.$C14];&quot;&quot;)">
            <text:p/>
          </table:table-cell>
          <table:table-cell table:style-name="ce14"/>
          <table:table-cell office:value-type="string" calcext:value-type="string">
            <text:p>verbindung controller - touch stellen</text:p>
          </table:table-cell>
          <table:table-cell/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5]*[.C15]" office:value-type="currency" office:currency="EUR" office:value="0.53" calcext:value-type="currency">
            <text:p>0,53 €</text:p>
          </table:table-cell>
          <table:table-cell/>
          <table:table-cell table:formula="of:=IF([.$G$6]*[.D15]&lt;1;1;ROUNDUP([.$G$6]*[.D15]))" office:value-type="float" office:value="3" calcext:value-type="float">
            <text:p>3</text:p>
          </table:table-cell>
          <table:table-cell table:formula="of:=IF([.G15]=0;0;IF([.G15]&lt;1;[.C15];[.G15]*[.C15]))" office:value-type="currency" office:currency="EUR" office:value="6.36" calcext:value-type="currency">
            <text:p>6,36 €</text:p>
          </table:table-cell>
          <table:table-cell/>
          <table:table-cell table:style-name="ce14" table:formula="of:=[.G15]-([.L15]+[.N15]+[.P15]+[.R15]+[.T15]+[.V15]+[.X15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5]);[.L15]*[.$C15];&quot;&quot;)">
            <text:p/>
          </table:table-cell>
          <table:table-cell/>
          <table:table-cell table:style-name="_20ac_" table:formula="of:=IF(ISNUMBER([.N15]);[.N15]*[.$C15];&quot;&quot;)">
            <text:p/>
          </table:table-cell>
          <table:table-cell/>
          <table:table-cell table:style-name="_20ac_" table:formula="of:=IF(ISNUMBER([.P15]);[.P15]*[.$C15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R15]);[.R15]*[.$C15];&quot;&quot;)" office:value-type="currency" office:currency="EUR" office:value="6.36" calcext:value-type="currency">
            <text:p>6,36 €</text:p>
          </table:table-cell>
          <table:table-cell/>
          <table:table-cell table:style-name="_20ac_" table:formula="of:=IF(ISNUMBER([.T15]);[.T15]*[.$C15];&quot;&quot;)">
            <text:p/>
          </table:table-cell>
          <table:table-cell/>
          <table:table-cell table:style-name="_20ac_" table:formula="of:=IF(ISNUMBER([.V15]);[.V15]*[.$C15];&quot;&quot;)">
            <text:p/>
          </table:table-cell>
          <table:table-cell/>
          <table:table-cell table:style-name="_20ac_" table:formula="of:=IF(ISNUMBER([.X15]);[.X15]*[.$C15];&quot;&quot;)">
            <text:p/>
          </table:table-cell>
          <table:table-cell/>
          <table:table-cell table:formula="of:=IF(ISNUMBER([.Z15]);[.Z15]*[.$C15];&quot;&quot;)">
            <text:p/>
          </table:table-cell>
          <table:table-cell table:style-name="ce14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praez-buchsenleisten-2-54-mm-1x36-gerade-mpe-115-1-036-p119957.html" xlink:type="simple">https://www.reichelt.de/praez-buchsenleisten-2-54-mm-1x36-gerade-mpe-115-1-036-p119957.html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6]);[.L16]*[.$C16];&quot;&quot;)">
            <text:p/>
          </table:table-cell>
          <table:table-cell/>
          <table:table-cell table:style-name="_20ac_" table:formula="of:=IF(ISNUMBER([.N16]);[.N16]*[.$C16];&quot;&quot;)">
            <text:p/>
          </table:table-cell>
          <table:table-cell/>
          <table:table-cell table:style-name="_20ac_" table:formula="of:=IF(ISNUMBER([.P16]);[.P16]*[.$C16];&quot;&quot;)">
            <text:p/>
          </table:table-cell>
          <table:table-cell/>
          <table:table-cell table:style-name="_20ac_" table:formula="of:=IF(ISNUMBER([.R16]);[.R16]*[.$C16];&quot;&quot;)">
            <text:p/>
          </table:table-cell>
          <table:table-cell/>
          <table:table-cell table:style-name="_20ac_" table:formula="of:=IF(ISNUMBER([.T16]);[.T16]*[.$C16];&quot;&quot;)">
            <text:p/>
          </table:table-cell>
          <table:table-cell/>
          <table:table-cell table:style-name="_20ac_" table:formula="of:=IF(ISNUMBER([.V16]);[.V16]*[.$C16];&quot;&quot;)">
            <text:p/>
          </table:table-cell>
          <table:table-cell/>
          <table:table-cell table:style-name="_20ac_" table:formula="of:=IF(ISNUMBER([.X16]);[.X16]*[.$C16];&quot;&quot;)">
            <text:p/>
          </table:table-cell>
          <table:table-cell/>
          <table:table-cell table:formula="of:=IF(ISNUMBER([.Z16]);[.Z16]*[.$C16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.25" calcext:value-type="float">
            <text:p>0,25</text:p>
          </table:table-cell>
          <table:table-cell table:formula="of:=[.D17]*[.C17]" office:value-type="currency" office:currency="EUR" office:value="9.75" calcext:value-type="currency">
            <text:p>9,75 €</text:p>
          </table:table-cell>
          <table:table-cell/>
          <table:table-cell table:formula="of:=[.$G$6]*[.D17]" office:value-type="float" office:value="2.75" calcext:value-type="float">
            <text:p>2,75</text:p>
          </table:table-cell>
          <table:table-cell table:formula="of:=IF([.G17]=0;0;IF([.G17]&lt;1;[.C17];[.G17]*[.C17]))" office:value-type="currency" office:currency="EUR" office:value="107.25" calcext:value-type="currency">
            <text:p>107,25 €</text:p>
          </table:table-cell>
          <table:table-cell/>
          <table:table-cell table:style-name="ce14" table:formula="of:=[.G17]-([.L17]+[.N17]+[.P17]+[.R17]+[.T17]+[.V17]+[.X17])" office:value-type="float" office:value="-0.25" calcext:value-type="float">
            <text:p>-0,25</text:p>
          </table:table-cell>
          <table:table-cell table:style-name="ce14"/>
          <table:table-cell/>
          <table:table-cell table:style-name="_20ac_" table:formula="of:=IF(ISNUMBER([.L17]);[.L17]*[.$C17];&quot;&quot;)">
            <text:p/>
          </table:table-cell>
          <table:table-cell/>
          <table:table-cell table:style-name="_20ac_" table:formula="of:=IF(ISNUMBER([.N17]);[.N17]*[.$C17];&quot;&quot;)">
            <text:p/>
          </table:table-cell>
          <table:table-cell/>
          <table:table-cell table:style-name="_20ac_" table:formula="of:=IF(ISNUMBER([.P17]);[.P17]*[.$C17];&quot;&quot;)">
            <text:p/>
          </table:table-cell>
          <table:table-cell/>
          <table:table-cell table:style-name="_20ac_" table:formula="of:=IF(ISNUMBER([.R17]);[.R17]*[.$C17];&quot;&quot;)">
            <text:p/>
          </table:table-cell>
          <table:table-cell/>
          <table:table-cell table:style-name="_20ac_" table:formula="of:=IF(ISNUMBER([.T17]);[.T17]*[.$C17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V17]);[.V17]*[.$C17];&quot;&quot;)" office:value-type="currency" office:currency="EUR" office:value="117" calcext:value-type="currency">
            <text:p>117,00 €</text:p>
          </table:table-cell>
          <table:table-cell/>
          <table:table-cell table:style-name="_20ac_" table:formula="of:=IF(ISNUMBER([.X17]);[.X17]*[.$C17];&quot;&quot;)">
            <text:p/>
          </table:table-cell>
          <table:table-cell/>
          <table:table-cell table:formula="of:=IF(ISNUMBER([.Z17]);[.Z17]*[.$C17];&quot;&quot;)">
            <text:p/>
          </table:table-cell>
          <table:table-cell table:style-name="ce14"/>
          <table:table-cell office:value-type="string" calcext:value-type="string">
            <text:p>BTF-Lighting amazon shop - bekannt</text:p>
          </table:table-cell>
          <table:table-cell/>
          <table:table-cell office:value-type="string" calcext:value-type="string">
            <text:p><text:a xlink:href="https://www.amazon.de/dp/B07BPX2KFD" xlink:type="simple">https://www.amazon.de/dp/B07BPX2KFD</text:a> 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8]);[.L18]*[.$C18];&quot;&quot;)">
            <text:p/>
          </table:table-cell>
          <table:table-cell/>
          <table:table-cell table:style-name="_20ac_" table:formula="of:=IF(ISNUMBER([.N18]);[.N18]*[.$C18];&quot;&quot;)">
            <text:p/>
          </table:table-cell>
          <table:table-cell/>
          <table:table-cell table:style-name="_20ac_" table:formula="of:=IF(ISNUMBER([.P18]);[.P18]*[.$C18];&quot;&quot;)">
            <text:p/>
          </table:table-cell>
          <table:table-cell/>
          <table:table-cell table:style-name="_20ac_" table:formula="of:=IF(ISNUMBER([.R18]);[.R18]*[.$C18];&quot;&quot;)">
            <text:p/>
          </table:table-cell>
          <table:table-cell/>
          <table:table-cell table:style-name="_20ac_" table:formula="of:=IF(ISNUMBER([.T18]);[.T18]*[.$C18];&quot;&quot;)">
            <text:p/>
          </table:table-cell>
          <table:table-cell/>
          <table:table-cell table:style-name="_20ac_" table:formula="of:=IF(ISNUMBER([.V18]);[.V18]*[.$C18];&quot;&quot;)">
            <text:p/>
          </table:table-cell>
          <table:table-cell/>
          <table:table-cell table:style-name="_20ac_" table:formula="of:=IF(ISNUMBER([.X18]);[.X18]*[.$C18];&quot;&quot;)">
            <text:p/>
          </table:table-cell>
          <table:table-cell/>
          <table:table-cell table:formula="of:=IF(ISNUMBER([.Z18]);[.Z18]*[.$C18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0.31" calcext:value-type="currency">
            <text:p>0,31 €</text:p>
          </table:table-cell>
          <table:table-cell/>
          <table:table-cell table:formula="of:=[.$G$6]*[.D19]" office:value-type="float" office:value="11" calcext:value-type="float">
            <text:p>11</text:p>
          </table:table-cell>
          <table:table-cell table:formula="of:=IF([.G19]=0;0;IF([.G19]&lt;1;[.C19];[.G19]*[.C19]))" office:value-type="currency" office:currency="EUR" office:value="3.41" calcext:value-type="currency">
            <text:p>3,41 €</text:p>
          </table:table-cell>
          <table:table-cell/>
          <table:table-cell table:style-name="ce14" table:formula="of:=[.G19]-([.L19]+[.N19]+[.P19]+[.R19]+[.T19]+[.V19]+[.X19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19]);[.L19]*[.$C19];&quot;&quot;)">
            <text:p/>
          </table:table-cell>
          <table:table-cell/>
          <table:table-cell table:style-name="_20ac_" table:formula="of:=IF(ISNUMBER([.N19]);[.N19]*[.$C19];&quot;&quot;)">
            <text:p/>
          </table:table-cell>
          <table:table-cell/>
          <table:table-cell table:style-name="_20ac_" table:formula="of:=IF(ISNUMBER([.P19]);[.P19]*[.$C19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19]);[.R19]*[.$C19];&quot;&quot;)"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19]);[.T19]*[.$C19];&quot;&quot;)" office:value-type="currency" office:currency="EUR" office:value="3.72" calcext:value-type="currency">
            <text:p>3,72 €</text:p>
          </table:table-cell>
          <table:table-cell/>
          <table:table-cell table:style-name="_20ac_" table:formula="of:=IF(ISNUMBER([.V19]);[.V19]*[.$C19];&quot;&quot;)">
            <text:p/>
          </table:table-cell>
          <table:table-cell/>
          <table:table-cell table:style-name="_20ac_" table:formula="of:=IF(ISNUMBER([.X19]);[.X19]*[.$C19];&quot;&quot;)">
            <text:p/>
          </table:table-cell>
          <table:table-cell/>
          <table:table-cell table:formula="of:=IF(ISNUMBER([.Z19]);[.Z19]*[.$C19];&quot;&quot;)">
            <text:p/>
          </table:table-cell>
          <table:table-cell table:style-name="ce14"/>
          <table:table-cell office:value-type="string" calcext:value-type="string">
            <text:p>powerbank - controller</text:p>
          </table:table-cell>
          <table:table-cell/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3"/>
        </table:table-row>
        <table:table-row table:style-name="ro1">
          <table:covered-table-cell table:style-name="ce1" office:value-type="string" calcext:value-type="string">
            <text:p>power</text:p>
          </table:covered-table-cell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EUR" office:value="1.8" calcext:value-type="currency">
            <text:p>1,80 €</text:p>
          </table:table-cell>
          <table:table-cell/>
          <table:table-cell table:formula="of:=[.$G$6]*[.D20]" office:value-type="float" office:value="11" calcext:value-type="float">
            <text:p>11</text:p>
          </table:table-cell>
          <table:table-cell table:formula="of:=IF([.G20]=0;0;IF([.G20]&lt;1;[.C20];[.G20]*[.C20]))" office:value-type="currency" office:currency="EUR" office:value="19.8" calcext:value-type="currency">
            <text:p>19,80 €</text:p>
          </table:table-cell>
          <table:table-cell/>
          <table:table-cell table:style-name="ce14" table:formula="of:=[.G20]-([.L20]+[.N20]+[.P20]+[.R20]+[.T20]+[.V20]+[.X20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20]);[.L20]*[.$C20];&quot;&quot;)">
            <text:p/>
          </table:table-cell>
          <table:table-cell/>
          <table:table-cell table:style-name="_20ac_" table:formula="of:=IF(ISNUMBER([.N20]);[.N20]*[.$C20];&quot;&quot;)">
            <text:p/>
          </table:table-cell>
          <table:table-cell/>
          <table:table-cell table:style-name="_20ac_" table:formula="of:=IF(ISNUMBER([.P20]);[.P20]*[.$C20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20]);[.R20]*[.$C20];&quot;&quot;)"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20]);[.T20]*[.$C20];&quot;&quot;)" office:value-type="currency" office:currency="EUR" office:value="21.6" calcext:value-type="currency">
            <text:p>21,60 €</text:p>
          </table:table-cell>
          <table:table-cell/>
          <table:table-cell table:style-name="_20ac_" table:formula="of:=IF(ISNUMBER([.V20]);[.V20]*[.$C20];&quot;&quot;)">
            <text:p/>
          </table:table-cell>
          <table:table-cell/>
          <table:table-cell table:style-name="_20ac_" table:formula="of:=IF(ISNUMBER([.X20]);[.X20]*[.$C20];&quot;&quot;)">
            <text:p/>
          </table:table-cell>
          <table:table-cell/>
          <table:table-cell table:formula="of:=IF(ISNUMBER([.Z20]);[.Z20]*[.$C20];&quot;&quot;)">
            <text:p/>
          </table:table-cell>
          <table:table-cell table:style-name="ce14"/>
          <table:table-cell office:value-type="string" calcext:value-type="string">
            <text:p>sytem power</text:p>
          </table:table-cell>
          <table:table-cell/>
          <table:table-cell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21]);[.L21]*[.$C21];&quot;&quot;)">
            <text:p/>
          </table:table-cell>
          <table:table-cell/>
          <table:table-cell table:style-name="_20ac_" table:formula="of:=IF(ISNUMBER([.N21]);[.N21]*[.$C21];&quot;&quot;)">
            <text:p/>
          </table:table-cell>
          <table:table-cell/>
          <table:table-cell table:style-name="_20ac_" table:formula="of:=IF(ISNUMBER([.P21]);[.P21]*[.$C21];&quot;&quot;)">
            <text:p/>
          </table:table-cell>
          <table:table-cell/>
          <table:table-cell table:style-name="_20ac_" table:formula="of:=IF(ISNUMBER([.R21]);[.R21]*[.$C21];&quot;&quot;)">
            <text:p/>
          </table:table-cell>
          <table:table-cell/>
          <table:table-cell table:style-name="_20ac_" table:formula="of:=IF(ISNUMBER([.T21]);[.T21]*[.$C21];&quot;&quot;)">
            <text:p/>
          </table:table-cell>
          <table:table-cell/>
          <table:table-cell table:style-name="_20ac_" table:formula="of:=IF(ISNUMBER([.V21]);[.V21]*[.$C21];&quot;&quot;)">
            <text:p/>
          </table:table-cell>
          <table:table-cell/>
          <table:table-cell table:style-name="_20ac_" table:formula="of:=IF(ISNUMBER([.X21]);[.X21]*[.$C21];&quot;&quot;)">
            <text:p/>
          </table:table-cell>
          <table:table-cell/>
          <table:table-cell table:formula="of:=IF(ISNUMBER([.Z21]);[.Z21]*[.$C21];&quot;&quot;)">
            <text:p/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gehäuse</text:p>
          </table:table-cell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[.D22]*[.C22]" office:value-type="currency" office:currency="EUR" office:value="10" calcext:value-type="currency">
            <text:p>10,00 €</text:p>
          </table:table-cell>
          <table:table-cell/>
          <table:table-cell table:formula="of:=[.$G$6]*[.D22]" office:value-type="float" office:value="11" calcext:value-type="float">
            <text:p>11</text:p>
          </table:table-cell>
          <table:table-cell table:formula="of:=IF([.G22]&lt;1;[.C22];[.G22]*[.C22])" office:value-type="currency" office:currency="EUR" office:value="110" calcext:value-type="currency">
            <text:p>110,00 €</text:p>
          </table:table-cell>
          <table:table-cell/>
          <table:table-cell table:style-name="ce14" table:formula="of:=[.G22]-([.L22]+[.N22]+[.P22]+[.R22]+[.T22]+[.V22]+[.X22])" office:value-type="float" office:value="11" calcext:value-type="float">
            <text:p>11</text:p>
          </table:table-cell>
          <table:table-cell table:style-name="ce14"/>
          <table:table-cell/>
          <table:table-cell table:style-name="_20ac_" table:formula="of:=IF(ISNUMBER([.L22]);[.L22]*[.$C22];&quot;&quot;)">
            <text:p/>
          </table:table-cell>
          <table:table-cell/>
          <table:table-cell table:style-name="_20ac_" table:formula="of:=IF(ISNUMBER([.N22]);[.N22]*[.$C22];&quot;&quot;)">
            <text:p/>
          </table:table-cell>
          <table:table-cell/>
          <table:table-cell table:style-name="_20ac_" table:formula="of:=IF(ISNUMBER([.P22]);[.P22]*[.$C22];&quot;&quot;)">
            <text:p/>
          </table:table-cell>
          <table:table-cell/>
          <table:table-cell table:style-name="_20ac_" table:formula="of:=IF(ISNUMBER([.R22]);[.R22]*[.$C22];&quot;&quot;)">
            <text:p/>
          </table:table-cell>
          <table:table-cell/>
          <table:table-cell table:style-name="_20ac_" table:formula="of:=IF(ISNUMBER([.T22]);[.T22]*[.$C22];&quot;&quot;)">
            <text:p/>
          </table:table-cell>
          <table:table-cell/>
          <table:table-cell table:style-name="_20ac_" table:formula="of:=IF(ISNUMBER([.V22]);[.V22]*[.$C22];&quot;&quot;)">
            <text:p/>
          </table:table-cell>
          <table:table-cell/>
          <table:table-cell table:style-name="_20ac_" table:formula="of:=IF(ISNUMBER([.X22]);[.X22]*[.$C22];&quot;&quot;)">
            <text:p/>
          </table:table-cell>
          <table:table-cell/>
          <table:table-cell table:formula="of:=IF(ISNUMBER([.Z22]);[.Z22]*[.$C22];&quot;&quot;)">
            <text:p/>
          </table:table-cell>
          <table:table-cell table:style-name="ce14"/>
          <table:table-cell office:value-type="string" calcext:value-type="string">
            <text:p>Bestellt Stefan - </text:p>
            <text:p>fertigungs Kapazitäten sind bestätigt.</text:p>
          </table:table-cell>
          <table:table-cell office:value-type="string" calcext:value-type="string">
            <text:p>CWWH: pers. Kontakt</text:p>
          </table:table-cell>
          <table:table-cell office:value-type="string" calcext:value-type="string">
            <text:p>https://cwwh.de/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_20ac_" table:formula="of:=IF(ISNUMBER([.L23]);[.L23]*[.$C23];&quot;&quot;)">
            <text:p/>
          </table:table-cell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versand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/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extras</text:p>
          </table:table-cell>
          <table:table-cell table:number-columns-repeated="2"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Zoll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ce14"/>
          <table:table-cell table:number-columns-repeated="6"/>
        </table:table-row>
        <table:table-row table:style-name="ro1" table:number-rows-repeated="26">
          <table:table-cell table:number-columns-repeated="27"/>
          <table:table-cell table:style-name="ce14"/>
          <table:table-cell table:number-columns-repeated="6"/>
        </table:table-row>
        <table:table-row table:style-name="ro1" table:number-rows-repeated="1048523">
          <table:table-cell table:number-columns-repeated="34"/>
        </table:table-row>
        <table:table-row table:style-name="ro1">
          <table:table-cell table:number-columns-repeated="34"/>
        </table:table-row>
        <calcext:conditional-formats>
          <calcext:conditional-format calcext:target-range-address="overview.AB8:overview.AB52 overview.J7:overview.K22">
            <calcext:condition calcext:apply-style-name="Bad" calcext:value="&gt;0" calcext:base-cell-address="overview.J7"/>
            <calcext:condition calcext:apply-style-name="Good" calcext:value="formula-is(AND([.J7]&lt;=0;ISNUMBER([.J7])))" calcext:base-cell-address="overview.J7"/>
          </calcext:conditional-format>
        </calcext:conditional-formats>
      </table:table>
      <table:table table:name="mail" table:style-name="ta1">
        <table:table-column table:style-name="co2" table:default-cell-style-name="Default"/>
        <table:table-column table:style-name="co22" table:default-cell-style-name="_20ac_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16363" table:default-cell-style-name="Default"/>
        <table:table-row table:style-name="ro1" table:number-rows-repeated="2">
          <table:table-cell table:style-name="header_20_lines" table:number-columns-repeated="16371"/>
        </table:table-row>
        <table:table-row table:style-name="ro1"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2"/>
          <table:table-cell table:style-name="last_20_header_20_line" office:value-type="float" office:value="12" calcext:value-type="float">
            <text:p>12</text:p>
          </table:table-cell>
          <table:table-cell table:style-name="last_20_header_20_line" table:number-columns-repeated="2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<text:span text:style-name="T1"><text:a xlink:href="https://www.smdv.de/products/869639/RealPower-PB-Lipstick-Powerbank-2500-mAh-Li-Ion-Gruen.html" xlink:type="simple">https://www.smdv.de/products/869639/RealPower-PB-Lipstick-Powerbank-2500-mAh-Li-Ion-Gruen.html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TZE SWGNRTBL Kupferlitze isoliert, 10 m, 4 x 0,25 mm², sw/gn/rt/bl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- led-streifen</text:p>
          </table:table-cell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 - touch stellen</text:p>
          </table:table-cell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led-streifen</text:p>
          </table:table-cell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office:value-type="string" calcext:value-type="string">
            <text:p><text:span text:style-name="T1"><text:a xlink:href="https://www.amazon.de/dp/B07BPX2KFD" xlink:type="simple">https://www.amazon.de/dp/B07BPX2KFD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office:value-type="string" calcext:value-type="string">
            <text:p><text:a xlink:href="https://www.reichelt.de/schiebeschalter-1x-um-stehend-print-rm-4-7-ss-13asp-p112182.html" xlink:type="simple">https://www.reichelt.de/schiebeschalter-1x-um-stehend-print-rm-4-7-ss-13asp-p112182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tellt Stefan - fertigungs Kapazitäten sind schon angefragt und bestätigt. CWWH: persönllicher Kontakt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1048558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min-integer-digits="1"/>
      <number:text> TN</number:text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  <style:style style:name="lhl_20_TN" style:display-name="lhl TN" style:family="table-cell" style:parent-style-name="last_20_header_20_line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 style:data-style-name="N2" text:time-value="16:06:07.7653030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4.2$Linux_X86_64 LibreOffice_project/50$Build-2</meta:generator>
    <dc:date>2023-07-06T17:41:28.760637610</dc:date>
    <dc:creator>Stefan Krüger</dc:creator>
    <meta:editing-duration>P3DT7H17M42S</meta:editing-duration>
    <meta:editing-cycles>231</meta:editing-cycles>
    <meta:document-statistic meta:table-count="2" meta:cell-count="441" meta:object-count="0"/>
  </office:meta>
</office:document-meta>
</file>